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>
      <style:table-cell-properties fo:background-color="#33ff99" fo:border="0.06pt solid #000000"/>
    </style:style>
    <style:style style:name="ce4" style:family="table-cell" style:parent-style-name="Default">
      <style:table-cell-properties fo:background-color="#33ff99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66ffff" fo:border="0.06pt solid #000000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mple optimization model</text:p>
          </table:table-cell>
          <table:table-cell table:style-name="ce1"/>
          <table:table-cell table:style-name="ce7"/>
          <table:table-cell table:style-name="ce1" office:value-type="string" calcext:value-type="string">
            <text:p>Maximize 5x+3y+2z</text:p>
          </table:table-cell>
          <table:table-cell table:style-name="ce7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ecision variables: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5"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5"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Objective:</text:p>
          </table:table-cell>
          <table:table-cell table:style-name="ce6" table:formula="of:=5*[.B4]+3*[.B5]+2*[.B6]" office:value-type="float" office:value="17.5" calcext:value-type="float">
            <text:p>17,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nstraint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2"/>
        </table:table-row>
        <table:table-row table:style-name="ro2">
          <table:table-cell table:style-name="ce3" table:formula="of:=[.B4]+[.B5]+[.B6]" office:value-type="float" office:value="5" calcext:value-type="float">
            <text:p>5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4" table:formula="of:=[.B6]-[.B4]" office:value-type="float" office:value="0" calcext:value-type="float">
            <text:p>0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table:formula="of:=[.B4]" office:value-type="float" office:value="2.5" calcext:value-type="float">
            <text:p>2,5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table:formula="of:=[.B5]" office:value-type="float" office:value="0" calcext:value-type="float">
            <text:p>0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table:formula="of:=[.B6]" office:value-type="float" office:value="2.5" calcext:value-type="float">
            <text:p>2,5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7:28:53.551000000</meta:creation-date>
    <dc:date>2015-05-15T14:34:40.330000000</dc:date>
    <meta:editing-duration>PT6H50M36S</meta:editing-duration>
    <meta:editing-cycles>1</meta:editing-cycles>
    <meta:document-statistic meta:table-count="1" meta:cell-count="30" meta:object-count="0"/>
    <meta:generator>LibreOffice/4.4.1.2$Windows_x86 LibreOffice_project/45e2de17089c24a1fa810c8f975a7171ba4cd432</meta:generator>
  </office:meta>
</office:document-meta>
</file>